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text-line-through-style="solid" style:font-name="Times New Roman"/>
    </style:style>
    <style:style style:name="T5" style:family="text">
      <style:text-properties style:text-line-through-style="solid" style:font-name="Times New Roman" style:text-underline-style="none"/>
    </style:style>
    <style:style style:name="T6" style:family="text">
      <style:text-properties style:text-line-through-style="none" style:font-name="Times New Roman"/>
    </style:style>
    <style:style style:name="T7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8" style:family="text">
      <style:text-properties style:text-line-through-style="none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13_1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1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1894?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Letterhead]</text:p>
      <text:p text:style-name="P7">S. MORAIS,/</text:p>
      <text:p text:style-name="P7">546 N. FIFTH STREET,/</text:p>
      <text:p text:style-name="P7">PHILADELPHIA./</text:p>
      <text:p text:style-name="P6"/>
      <text:p text:style-name="P6">[Front Cover]</text:p>
      <text:p text:style-name="P8">94/</text:p>
      <text:p text:style-name="P7">On a proposed Sabbath league/</text:p>
      <text:p text:style-name="P7">in N.Y./</text:p>
      <text:p text:style-name="P7">Sabbath Itr<text:span text:style-name="T2">ó</text:span><text:span text:style-name="T3">/</text:span></text:p>
      <text:p text:style-name="P6"><text:span text:style-name="T3">[Note: The number "43" is written in pencil and circled in the top right corner of the page.]</text:span></text:p>
      <text:p text:style-name="P6"><text:span text:style-name="T3"/></text:p>
      <text:p text:style-name="P6"><text:span text:style-name="T3">[Page 1]</text:span></text:p>
      <text:p text:style-name="P6"><text:span text:style-name="T3">"The Jewish Sabbath Observance Association," is the title/ given to an object thoroughly good, as viewed from/ the standpoint of religious consistency. <text:s/>To accomplish/ that object, two important meetings were recently/ held, and another will be called for next week./ <text:s/>It is fitting that the Jewish Theological Seminary,/ solemnly pledged to raise defenders to Holy Writ, as/ traditionally received, should </text:span><text:span text:style-name="T4">arrive</text:span><text:span text:style-name="T6"> bring together into its/ consecrated building our New York brethren, who are eager/ to </text:span><text:span text:style-name="T4">declare</text:span><text:span text:style-name="T6"> save the fourth commandment of the Decalogue/ from the scandal of extinction. <text:s/>I have read the/ proceedings of the meetings with unusual interest and I anxiously/ look for a final result. <text:s/>Would </text:span><text:soft-page-break/><text:span text:style-name="T6">that my/ mind responded to the wishes of my heart! <text:s/>My/ thanks to the prime movers of the </text:span><text:span text:style-name="T4">blissful</text:span><text:span text:style-name="T6"> blessed proposition,/ would be the warmest which ever emanated from/ my inmost soul. <text:s/>Relying on the efficacy of a/ pious example, I might have just reasons to an-/-ticipate a close imitation of it in Philadelphia. <text:s/>If/ merchant princes in the great metropolis, counting its/ Hebrew population by the hundreds of thousands, were/</text:span></text:p>
      <text:p text:style-name="P6"><text:span text:style-name="T6"/></text:p>
      <text:p text:style-name="P6"><text:span text:style-name="T6">[Page 2]</text:span></text:p>
      <text:p text:style-name="P6"><text:span text:style-name="T6">palpably to show that God did not deliver His/ most </text:span><text:span text:style-name="T4">solemn</text:span><text:span text:style-name="T6"> binding declaration at Sinai to be divided by posterity, our people/ in large centres might shame misleading leaders, who/ preach the impossibility of keeping the historical Sab-/-bath in busy America. <text:s/>But my zeal for the/ cause is dampened by the records of the past. <text:s/>Some/ decades ago, a Sabbath league was entered into among/ rich Israelites of our neighboring city. <text:s/>Those who/ headed it are not all dead. <text:s/>The survivors could/ tell of the enthusiasm which the project aroused./ <text:s/>Physicians and lawyers, generally the </text:span><text:span text:style-name="T7">busiest</text:span><text:span text:style-name="T8"> <text:s/>of/ men, promised to reduce their practice within a/ compass as narrow as compatible with their callings,/ in order to sanctify, partly at least, the day of the Decalogue./ <text:s/>The healthful influence grew further. <text:s/>In the/ West, a similar alliance was contracted. <text:s/>It lasted,/ so long as none entrenched upon it, but no sooner greed,/ or an outside pressure, or the fear of being supplanted/ by the less scrupulous, made a </text:span><text:span text:style-name="T5">pre</text:span><text:span text:style-name="T8"> breach in the league,/ than it became a loose chain, beyond the chance of/ fastening its rings once again together. <text:s/>What hap-/-pened in Cincinnati occurred in New York; hence,/ </text:span></text:p>
      <text:p text:style-name="P6"><text:span text:style-name="T8"/></text:p>
      <text:p text:style-name="P6"><text:span text:style-name="T8">[Page 3]</text:span></text:p>
      <text:p text:style-name="P6"><text:span text:style-name="T8">I surmise, arose a novel institution in the shape of Friday/ evening late services. <text:s/>It was argued that if Israelites/ cannot bring their material interest as an offering to/ the Sabbath, they might be willing to sacrifice amuse-/-ments, the theatre, </text:span><text:span text:style-name="T5">and</text:span><text:span text:style-name="T8"> the concert and the ball--to listen to synago-/-gue hymns and a sermon. <text:s/>I may be short sighted,/ but I could not see in the same light what my/ colleagues considered a token of respect to the Decalogue./ <text:s/>I objected to seconding the idea of greeting the sabbath queen;/ long after the parting sun has bid her come </text:span><text:span text:style-name="T5">in</text:span><text:span text:style-name="T8"> to her faithful subject in peace/ [Hebrew] <text:s/>I objected to my </text:span><text:span text:style-name="T5">people</text:span><text:span text:style-name="T8"> coreligionists calling sabbath obser-/-vance, what is a thinly disguised deception. <text:s/>But/ another reflection held me back from sanctioning that/ illegitimate compromise. <text:s/>Friday evenings at/ home can best promote the ends of the Jewish faith./ <text:s/>An air of sanctity pervades the domestic hearth, when/ parents and their offspring remain in doors, even sitting/ longer than usual at the family board, enjoying a/ meal, preceded and followed by prayers and psalmody./ <text:s/>They, as the Rabbis figuratively put it, angels are invited/ to enter the abode of tranquility [Hebrew]/</text:span></text:p>
      <text:p text:style-name="P6"><text:span text:style-name="T8"/></text:p>
      <text:p text:style-name="P6"><text:span text:style-name="T8">[Page 4]</text:span></text:p>
      <text:p text:style-name="P6"><text:span text:style-name="T8">In my judgment, neither the </text:span><text:span text:style-name="T5">mellifluousness</text:span><text:span text:style-name="T8"> harmony of vocal/ and instrumental music, nor the eloquence of a speaker,/ can supply the place of that real sabbath keeping. <text:s/>I/ may be pardoned for assuming the role of a critic,/ but according to my mode of thinking, late Friday/ evening Sabbath </text:span><text:span text:style-name="T5">religious</text:span><text:span text:style-name="T8"> meetings set a premium on Sabbath breaking./ <text:s/>They tacitly say to Israelites who absent themselves/ from the Divine services upon the Sabbath day: "Be at/ ease; your conscience has no cause for self-reproach. <text:s/>You/ have entirely fulfilled your duty"--a teaching offensive to/ the code of morals, because very false. <text:s/>No: the duty has/ not been fulfilled, by giving an hour to the Synagogue, when at perfect/ leisure, as a substitute for the commandment which/ we have read this morning [Hebrew]/ "But the seventh day is the Sabbath unto the Lord/ thy God. <text:s/>In it thou shalt not do any work." <text:s/>Now,/ the well meaning Israelites </text:span><text:span text:style-name="T5">who</text:span><text:span text:style-name="T8"> convened in New York at/ the building of the Jewish Theological Seminary, are evident/-ly loth to stamp their </text:span><text:span text:style-name="T5">[?]</text:span><text:span text:style-name="T8"> movement with a lie. <text:s/>Some would/ testify to the genuineness of their intention, by declaring ine-/-ligible as members of the designed association, Israelites/ who do not now observe the Sabbath. <text:s/>Others, again,/</text:span></text:p>
      <text:p text:style-name="P6"><text:span text:style-name="T8"/></text:p>
      <text:p text:style-name="P6"><text:soft-page-break/><text:span text:style-name="T8">[Page 5]</text:span></text:p>
      <text:p text:style-name="P6"><text:span text:style-name="T8">favor</text:span><text:span text:style-name="T5">ed</text:span><text:span text:style-name="T8"> the idea of helping the needy, who are disposed/ to sanctify it, but who cannot </text:span><text:span text:style-name="T5">from</text:span><text:span text:style-name="T8"> hallow it because of their straightened circumstances./ <text:s/>I shall wait for further developments. <text:s/>Meanwhile, I/ frankly confess my misgivings, as to the ultimate issue./ <text:s/>What failed in its scope three decades ago, when the Sunday-/services abomination had not yet been concocted, is not/ likely to succeed now that many of our youths have/ become demoralized, under the unJewish impression/ that "the Sabbath was made for man and not man/ for the Sabbath," as the new testament asserts, and that consequently to rest after our/ worldly pursuits do not demand our attention any/ longer, is agreeable to reason and acceptable to the/ Sinaic Legislator. <text:s/>To my clerical colleagues of New York,/ who have urged the necessity of trying to save the en-/-joined Sabbath, exposed to the danger of Christianization,/ which calls the Lord's day, what is a man-god's day; to/ my lay brethren of New York, who in good faith believe/ that [Hebrew] it is time to work for the/ Lord, as our people have set the Law to nothing; to all/ who have assembled twice and will assemble again at/ the building of the Jewish Theological Seminary to/ rescue from extinction what Moses, the prophets, our/</text:span></text:p>
      <text:p text:style-name="P6"><text:span text:style-name="T8"/></text:p>
      <text:p text:style-name="P6"><text:span text:style-name="T8">[Page 6]</text:span></text:p>
      <text:p text:style-name="P6"><text:span text:style-name="T5">sacred</text:span><text:span text:style-name="T8"> inspired historians, our psalmist and our sages, called/ the safeguard of Judaism, to each </text:span><text:span text:style-name="T5">and all</text:span><text:span text:style-name="T8"> of them I say/ [Hebrew]. thy effort is in a straight direction. <text:s/>Mayest/ thou move onward and prosper [Hebrew]. <text:s/>Thou hast/ my prayer and sincerest good wishes, but not my/ sanguine expectations. <text:s/>Nay, I greatly appre-/-hend that an abortive attempt at present, may/ prove a set back fatal to the holy undertaking./ <text:s/>It may be quoted hereafter to their support by men/ who teach that, the fourth commandment, treasured/ up as an everlasting agreement between the Creator/ and His covenant people, [Hebrew] is an utter impossibility in/ busy America. <text:s/>Well then: Am I/ hopeless? <text:s/>Not altogether. <text:s/>My looks are rivet-/-ted upon the structure, in which the meetings for the/ resuscitation of the Sabbath has been recently held./ <text:s/>If but a few of the students whom we strive to im-/-bue with righteous sentiments, will respond to the/ constant appeals for loyalty to the Torah; if those/ for whose broad instruction we have just </text:span><text:span text:style-name="T5">now</text:span><text:span text:style-name="T8"> pro-/cured a rich and valuable library, will learn fidelity/</text:span></text:p>
      <text:p text:style-name="P6"><text:span text:style-name="T8"/></text:p>
      <text:p text:style-name="P6"><text:span text:style-name="T8">[Page 7]</text:span></text:p>
      <text:p text:style-name="P6"><text:span text:style-name="T8">and preach it, regardless of the material recogni-/-tion of clerical services; if promising lads for whose/ secular as well as religious improvement, we have largely/ augmented the staff of our professors, will grow sincere/ hearted while professor of a rightly balanced mind, and/ as such will remain immoveably[sic!] firm in their convictions, we/ may not unreasonably found upon strong grounds/ our expectations for a better future. <text:s/>For, it is the/ vacillating character of some ministers, their hankering/ after popularity, however </text:span><text:span text:style-name="T5">ill</text:span><text:span text:style-name="T8"> wrongly acquired, that brought/ on Philadelphia a crisis, culminating in the unblush-/ing sanction given to the virtual abolition of the/ Sabbath and with it of dietary laws, of feasts and/ fasts and of the Hebrew language, each and all/ intended to perpetuate Israel and Israelitism./ <text:s/>[Hebrew] "Take care of children raised/ in lowliness, for they will uphold Judaism," say/ the Rabbis. <text:s/>Guided by that aphorism, we afford/ shelter and tuition to some, </text:span><text:span text:style-name="T5">high</text:span><text:span text:style-name="T8"> varied learning and a gra-/-tuity to others, believing that they will not let the/ Torah consume in the fire of ambition--namely a longing for/ a would be Rabbinate promising extravagant emoluments./</text:span></text:p>
      <text:p text:style-name="P6"><text:span text:style-name="T8"/></text:p>
      <text:p text:style-name="P6"><text:span text:style-name="T8">[Page 8]</text:span></text:p>
      <text:p text:style-name="P6"><text:span text:style-name="T8">Reared in humble circumstances, our graduates may/ rest contented with working in a field that shall/ yeild[sic!] a sufficiency to live without scantiness, but which will/ produce an abundant harvest of spiritual fruits./ <text:s/>My gratitude is due to this congregation, that, notwithstand-/-ing its limited </text:span><text:span text:style-name="T5">means</text:span><text:span text:style-name="T8"> funds, has encouraged from the out-/-set my humble efforts in a good direction. <text:s/>It is due/ also to my Philadelphia brethren, who have tangibly/ aided me in my struggle for a God-approved reform,/ and it is </text:span><text:span text:style-name="T5">highly</text:span><text:span text:style-name="T8"> profoundly due to the memory of blessed ones here/ and elsewhere, who turned a generous </text:span><text:soft-page-break/><text:span text:style-name="T8">thought towards/ the Jewish Theological Seminary, while making/ provisions for the time, when they would be called/ from earth to heaven. <text:s/>May none among the living/ nor among the dead be given occasion to regret their/ confiding trust. <text:s/>In the words of Isaiah, which we/ have read on this suggestive Sabbath I now pray: if but/ a tenth be yet remaining, and that also be lopped off and/ pruned, may enough be still left, to root into the Jewish/ soil a seed that will bring forth a holy plant imperishable./ <text:s/>[Hebrew]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10T14:43:43.14</meta:creation-date>
    <dc:date>2012-05-10T15:51:29.03</dc:date>
    <dc:creator>Penn Libraries</dc:creator>
    <meta:editing-duration>PT00H00M2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6" meta:word-count="1761" meta:character-count="11023"/>
  </office:meta>
</office:document-meta>
</file>